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340000037DAA02D170.png" manifest:media-type="image/png"/>
  <manifest:file-entry manifest:full-path="Pictures/1000000000000507000001E595E4C47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" svg:font-family="Mangal"/>
    <style:font-face style:name="Courier New" svg:font-family="'Courier New'" style:font-family-generic="modern"/>
    <style:font-face style:name="Mincho" svg:font-family="Mincho, msmincho" style:font-family-generic="roman"/>
    <style:font-face style:name="Albany AMT" svg:font-family="'Albany AMT', Arial" style:font-pitch="variable"/>
    <style:font-face style:name="Droid Sans Fallback1" svg:font-family="'Droid Sans Fallback'" style:font-pitch="variable"/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horndale AMT" svg:font-family="'Thorndale AMT', 'Times New Roman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Standard">
      <style:table-properties style:width="16.783cm" style:page-number="auto" table:align="center" style:writing-mode="lr-tb"/>
    </style:style>
    <style:style style:name="Tabela1.A" style:family="table-column">
      <style:table-column-properties style:column-width="16.78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0e0e0" fo:padding-left="0.123cm" fo:padding-right="0.123cm" fo:padding-top="0.049cm" fo:padding-bottom="0.049cm" fo:border="0.5pt solid #000000" style:writing-mode="lr-tb">
        <style:background-image/>
      </style:table-cell-properties>
    </style:style>
    <style:style style:name="Tabela2" style:family="table">
      <style:table-properties style:width="6.015cm" table:align="center" style:writing-mode="lr-tb"/>
    </style:style>
    <style:style style:name="Tabela2.A" style:family="table-column">
      <style:table-column-properties style:column-width="3.754cm"/>
    </style:style>
    <style:style style:name="Tabela2.B" style:family="table-column">
      <style:table-column-properties style:column-width="2.261cm"/>
    </style:style>
    <style:style style:name="Tabela2.1" style:family="table-row">
      <style:table-row-properties style:row-height="0.861cm" fo:keep-together="auto"/>
    </style:style>
    <style:style style:name="Tabela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" style:family="table">
      <style:table-properties style:width="16.884cm" table:align="center" style:writing-mode="lr-tb"/>
    </style:style>
    <style:style style:name="Tabela4.A" style:family="table-column">
      <style:table-column-properties style:column-width="12.898cm"/>
    </style:style>
    <style:style style:name="Tabela4.B" style:family="table-column">
      <style:table-column-properties style:column-width="3.986cm"/>
    </style:style>
    <style:style style:name="Tabela4.1" style:family="table-row">
      <style:table-row-properties style:min-row-height="0.404cm" fo:keep-together="auto"/>
    </style:style>
    <style:style style:name="Tabela4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2" style:family="table-row">
      <style:table-row-properties style:min-row-height="0.437cm" fo:keep-together="always"/>
    </style:style>
    <style:style style:name="Tabela4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a4.B2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Tabela4.3" style:family="table-row">
      <style:table-row-properties style:row-height="1.51cm" fo:keep-together="always"/>
    </style:style>
    <style:style style:name="Tabela4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a4.B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ela5" style:family="table">
      <style:table-properties style:width="16.863cm" fo:margin-left="-0.208cm" table:align="left" style:writing-mode="lr-tb"/>
    </style:style>
    <style:style style:name="Tabela5.A" style:family="table-column">
      <style:table-column-properties style:column-width="16.863cm"/>
    </style:style>
    <style:style style:name="Tabela5.1" style:family="table-row">
      <style:table-row-properties style:min-row-height="0.402cm" fo:keep-together="auto"/>
    </style:style>
    <style:style style:name="Tabela5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2" style:family="table-row">
      <style:table-row-properties style:row-height="1.935cm" fo:keep-together="auto"/>
    </style:style>
    <style:style style:name="Tabela5.A2" style:family="table-cell">
      <style:table-cell-properties style:vertical-align="top" fo:padding="0.049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6.891cm" fo:margin-left="-0.208cm" table:align="left" style:writing-mode="lr-tb"/>
    </style:style>
    <style:style style:name="Tabela6.A" style:family="table-column">
      <style:table-column-properties style:column-width="16.891cm"/>
    </style:style>
    <style:style style:name="Tabela6.1" style:family="table-row">
      <style:table-row-properties style:min-row-height="0.476cm" fo:keep-together="auto"/>
    </style:style>
    <style:style style:name="Tabela6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2" style:family="table-row">
      <style:table-row-properties style:row-height="1.815cm" fo:keep-together="auto"/>
    </style:style>
    <style:style style:name="Tabela6.A2" style:family="table-cell">
      <style:table-cell-properties style:vertical-align="top" fo:padding="0.049cm" fo:border="0.5pt solid #000000" style:writing-mode="lr-tb"/>
    </style:style>
    <style:style style:name="Tabela7" style:family="table">
      <style:table-properties style:width="16.917cm" fo:margin-left="-0.208cm" table:align="left" style:writing-mode="lr-tb"/>
    </style:style>
    <style:style style:name="Tabela7.A" style:family="table-column">
      <style:table-column-properties style:column-width="16.91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.2" style:family="table-row">
      <style:table-row-properties style:row-height="2.928cm" fo:keep-together="auto"/>
    </style:style>
    <style:style style:name="Tabela7.A2" style:family="table-cell">
      <style:table-cell-properties style:vertical-align="top" fo:padding="0.049cm" fo:border="0.5pt solid #000000" style:writing-mode="lr-tb"/>
    </style:style>
    <style:style style:name="Tabela8" style:family="table">
      <style:table-properties style:width="16.9cm" table:align="center" style:writing-mode="lr-tb"/>
    </style:style>
    <style:style style:name="Tabela8.A" style:family="table-column">
      <style:table-column-properties style:column-width="16.9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2" style:family="table-row">
      <style:table-row-properties style:min-row-height="5.525cm" fo:keep-together="auto"/>
    </style:style>
    <style:style style:name="Tabela8.A2" style:family="table-cell">
      <style:table-cell-properties style:vertical-align="" fo:padding="0.049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6.838cm" table:align="center" style:writing-mode="lr-tb"/>
    </style:style>
    <style:style style:name="Tabela9.A" style:family="table-column">
      <style:table-column-properties style:column-width="16.838cm"/>
    </style:style>
    <style:style style:name="Tabela9.1" style:family="table-row">
      <style:table-row-properties style:min-row-height="0.363cm" fo:keep-together="auto"/>
    </style:style>
    <style:style style:name="Tabela9.A1" style:family="table-cell">
      <style:table-cell-properties style:vertical-align="top" fo:background-color="#e0e0e0" fo:padding="0.049cm" fo:border="0.5pt solid #000000" style:writing-mode="lr-tb">
        <style:background-image/>
      </style:table-cell-properties>
    </style:style>
    <style:style style:name="Tabela9.2" style:family="table-row">
      <style:table-row-properties style:min-row-height="0.265cm" fo:keep-together="auto"/>
    </style:style>
    <style:style style:name="Tabela9.A2" style:family="table-cell">
      <style:table-cell-properties style:vertical-align="top" fo:padding="0.049cm" fo:border-left="0.5pt solid #000000" fo:border-right="0.5pt solid #000000" fo:border-top="0.5pt solid #000000" fo:border-bottom="none" style:writing-mode="lr-tb"/>
    </style:style>
    <style:style style:name="Tabela9.3" style:family="table-row">
      <style:table-row-properties style:min-row-height="0.656cm" fo:keep-together="auto"/>
    </style:style>
    <style:style style:name="Tabela9.A3" style:family="table-cell">
      <style:table-cell-properties style:vertical-align="top" fo:padding="0.049cm" fo:border-left="0.5pt solid #000000" fo:border-right="0.5pt solid #000000" fo:border-top="none" fo:border-bottom="0.5pt solid #000000" style:writing-mode="lr-tb"/>
    </style:style>
    <style:style style:name="Tabela9.4" style:family="table-row">
      <style:table-row-properties style:min-row-height="0.159cm" fo:keep-together="auto"/>
    </style:style>
    <style:style style:name="Tabela9.A4" style:family="table-cell">
      <style:table-cell-properties style:vertical-align="top" fo:padding="0.049cm" fo:border-left="0.5pt solid #000000" fo:border-right="0.5pt solid #000000" fo:border-top="0.5pt solid #000000" fo:border-bottom="none" style:writing-mode="lr-tb"/>
    </style:style>
    <style:style style:name="Tabela9.5" style:family="table-row">
      <style:table-row-properties style:min-row-height="0.718cm" fo:keep-together="auto"/>
    </style:style>
    <style:style style:name="Tabela9.A5" style:family="table-cell">
      <style:table-cell-properties style:vertical-align="top" fo:padding="0.049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6.865cm" table:align="center" style:writing-mode="lr-tb"/>
    </style:style>
    <style:style style:name="Tabela10.A" style:family="table-column">
      <style:table-column-properties style:column-width="16.865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background-color="#e0e0e0" fo:padding="0.049cm" fo:border="0.5pt solid #000000" style:writing-mode="lr-tb">
        <style:background-image/>
      </style:table-cell-properties>
    </style:style>
    <style:style style:name="Tabela10.2" style:family="table-row">
      <style:table-row-properties style:min-row-height="0.804cm" fo:keep-together="auto"/>
    </style:style>
    <style:style style:name="Tabela10.A2" style:family="table-cell">
      <style:table-cell-properties style:vertical-align="top" fo:padding="0.049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16.838cm" table:align="center" style:writing-mode="lr-tb"/>
    </style:style>
    <style:style style:name="Tabela12.A" style:family="table-column">
      <style:table-column-properties style:column-width="16.838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background-color="#e0e0e0" fo:padding="0.049cm" fo:border="0.5pt solid #000000" style:writing-mode="lr-tb">
        <style:background-image/>
      </style:table-cell-properties>
    </style:style>
    <style:style style:name="Tabela12.2" style:family="table-row">
      <style:table-row-properties style:min-row-height="0.804cm" fo:keep-together="auto"/>
    </style:style>
    <style:style style:name="Tabela12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6.635cm" fo:margin-left="-0.067cm" table:align="left" style:writing-mode="lr-tb"/>
    </style:style>
    <style:style style:name="Tabela15.A" style:family="table-column">
      <style:table-column-properties style:column-width="16.635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background-color="#e0e0e0" fo:padding="0.049cm" fo:border="0.5pt solid #000000" style:writing-mode="lr-tb">
        <style:background-image/>
      </style:table-cell-properties>
    </style:style>
    <style:style style:name="Tabela15.2" style:family="table-row">
      <style:table-row-properties style:min-row-height="0.804cm" fo:keep-together="auto"/>
    </style:style>
    <style:style style:name="Tabela15.A2" style:family="table-cell">
      <style:table-cell-properties style:vertical-align="top" fo:padding="0.049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1cm" fo:margin-right="0cm" fo:text-indent="0cm" style:auto-text-indent="false"/>
    </style:style>
    <style:style style:name="P2" style:family="paragraph" style:parent-style-name="Header"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6pt" fo:font-weight="bold" style:font-size-asian="16pt" style:font-weight-asian="bold" style:font-name-complex="Arial" style:font-weight-complex="bold"/>
    </style:style>
    <style:style style:name="P4" style:family="paragraph" style:parent-style-name="Header">
      <style:paragraph-properties>
        <style:tab-stops/>
      </style:paragraph-properties>
      <style:text-properties style:font-name="Arial" fo:font-size="6pt" style:font-size-asian="6pt" style:font-name-complex="Arial" style:font-size-complex="6pt"/>
    </style:style>
    <style:style style:name="P5" style:family="paragraph" style:parent-style-name="Header">
      <style:text-properties fo:font-size="10pt" style:font-size-asian="10pt"/>
    </style:style>
    <style:style style:name="P6" style:family="paragraph" style:parent-style-name="Standard"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P7" style:family="paragraph" style:parent-style-name="Standard"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paragraph-properties fo:line-height="150%"/>
      <style:text-properties style:font-name="Arial" style:font-name-complex="Arial" style:font-size-complex="12pt"/>
    </style:style>
    <style:style style:name="P9" style:family="paragraph" style:parent-style-name="Standard">
      <style:paragraph-properties fo:line-height="150%"/>
      <style:text-properties style:font-name="Arial" fo:font-size="8pt" style:font-size-asian="8pt" style:font-name-complex="Arial"/>
    </style:style>
    <style:style style:name="P10" style:family="paragraph" style:parent-style-name="Standard">
      <style:text-properties style:font-name="Arial" fo:font-size="8pt" style:font-size-asian="8pt" style:font-name-complex="Arial" style:font-size-complex="8pt"/>
    </style:style>
    <style:style style:name="P11" style:family="paragraph" style:parent-style-name="Standard"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3pt" style:font-size-asian="3pt" style:font-name-complex="Arial" style:font-size-complex="3pt"/>
    </style:style>
    <style:style style:name="P13" style:family="paragraph" style:parent-style-name="Standard">
      <style:text-properties style:font-name="Arial" fo:font-size="6pt" style:font-size-asian="6pt" style:font-name-complex="Arial" style:font-size-complex="6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6pt" style:font-size-asian="6pt" style:font-name-complex="Arial" style:font-size-complex="6pt"/>
    </style:style>
    <style:style style:name="P15" style:family="paragraph" style:parent-style-name="Standard">
      <style:text-properties style:font-name="Arial" fo:font-size="4pt" style:font-size-asian="4pt" style:font-name-complex="Arial" style:font-size-complex="4pt"/>
    </style:style>
    <style:style style:name="P16" style:family="paragraph" style:parent-style-name="Standard">
      <style:paragraph-properties fo:text-align="end" style:justify-single-word="false"/>
      <style:text-properties fo:font-size="11pt" fo:font-style="italic" style:font-size-asian="11pt" style:font-style-asian="italic" style:font-size-complex="11pt"/>
    </style:style>
    <style:style style:name="P17" style:family="paragraph" style:parent-style-name="Standard">
      <style:text-properties fo:font-size="9pt" style:font-size-asian="9pt" style:font-name-complex="Tahoma" style:font-size-complex="9pt"/>
    </style:style>
    <style:style style:name="P18" style:family="paragraph" style:parent-style-name="Standard">
      <style:paragraph-properties style:snap-to-layout-grid="false"/>
      <style:text-properties fo:color="#000080" style:font-name="Arial" fo:font-size="10pt" style:font-size-asian="10pt" style:font-name-complex="Arial" style:font-size-complex="8pt"/>
    </style:style>
    <style:style style:name="P19" style:family="paragraph" style:parent-style-name="Standard">
      <style:paragraph-properties fo:text-align="justify" style:justify-single-word="false"/>
      <style:text-properties fo:color="#000080" style:font-name="Arial" fo:font-size="8pt" style:font-size-asian="8pt" style:font-name-complex="Arial" style:font-size-complex="8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6.704cm" style:type="right"/>
        </style:tab-stops>
      </style:paragraph-properties>
    </style:style>
    <style:style style:name="P22" style:family="paragraph" style:parent-style-name="Standard">
      <style:paragraph-properties fo:text-align="justify" style:justify-single-word="false">
        <style:tab-stops>
          <style:tab-stop style:position="16.503cm" style:type="right"/>
        </style:tab-stops>
      </style:paragraph-properties>
    </style:style>
    <style:style style:name="P23" style:family="paragraph" style:parent-style-name="Footer">
      <style:text-properties fo:font-size="9pt" style:font-size-asian="9pt" style:font-size-complex="9pt"/>
    </style:style>
    <style:style style:name="P24" style:family="paragraph" style:parent-style-name="Table_20_Contents">
      <style:paragraph-properties fo:margin-top="0cm" fo:margin-bottom="0.212cm" loext:contextual-spacing="false"/>
      <style:text-properties style:font-name="Arial" fo:font-size="4pt" style:font-size-asian="4pt" style:font-name-complex="Arial" style:font-size-complex="4pt"/>
    </style:style>
    <style:style style:name="P25" style:family="paragraph" style:parent-style-name="Standard">
      <style:paragraph-properties fo:margin-left="0cm" fo:margin-right="0.219cm" fo:text-align="justify" style:justify-single-word="false" fo:text-indent="0cm" style:auto-text-indent="false"/>
      <style:text-properties style:font-name="Arial" fo:font-size="4pt" style:font-size-asian="4pt" style:font-name-complex="Arial"/>
    </style:style>
    <style:style style:name="P26" style:family="paragraph" style:parent-style-name="Heading_20_8">
      <style:text-properties style:font-size-complex="11pt"/>
    </style:style>
    <style:style style:name="P27" style:family="paragraph" style:parent-style-name="Heading_20_8">
      <style:paragraph-properties fo:text-align="center" style:justify-single-word="false" style:snap-to-layout-grid="false"/>
      <style:text-properties fo:font-size="12pt" officeooo:rsid="0008fe85" officeooo:paragraph-rsid="0008fe85" style:font-size-asian="12pt"/>
    </style:style>
    <style:style style:name="P28" style:family="paragraph" style:parent-style-name="Heading_20_8">
      <style:paragraph-properties>
        <style:tab-stops>
          <style:tab-stop style:position="16.503cm" style:type="right"/>
        </style:tab-stops>
      </style:paragraph-properties>
    </style:style>
    <style:style style:name="P29" style:family="paragraph" style:parent-style-name="Text_20_body">
      <style:paragraph-properties fo:margin-top="0cm" fo:margin-bottom="0.318cm" loext:contextual-spacing="false" fo:text-align="justify" style:justify-single-word="false" style:snap-to-layout-grid="false">
        <style:tab-stops>
          <style:tab-stop style:position="16.783cm" style:type="right"/>
        </style:tab-stops>
      </style:paragraph-properties>
      <style:text-properties style:use-window-font-color="true" style:font-name="Arial" fo:font-size="10pt" fo:language="pt" fo:country="BR" officeooo:rsid="0008fe85" officeooo:paragraph-rsid="0008fe85" style:font-name-asian="Albany AMT" style:font-size-asian="10pt" style:font-name-complex="Arial" style:font-size-complex="10pt" style:language-complex="ar" style:country-complex="SA"/>
    </style:style>
    <style:style style:name="P30" style:family="paragraph" style:parent-style-name="Text_20_body">
      <style:paragraph-properties fo:margin-top="0cm" fo:margin-bottom="0.318cm" loext:contextual-spacing="false" fo:text-align="justify" style:justify-single-word="false" style:snap-to-layout-grid="false">
        <style:tab-stops>
          <style:tab-stop style:position="16.783cm" style:type="right"/>
        </style:tab-stops>
      </style:paragraph-properties>
      <style:text-properties style:use-window-font-color="true" style:font-name="Arial" fo:font-size="10pt" fo:language="pt" fo:country="BR" officeooo:rsid="00098bdb" officeooo:paragraph-rsid="00098bdb" style:font-name-asian="Albany AMT" style:font-size-asian="10pt" style:font-name-complex="Arial" style:font-size-complex="10pt" style:language-complex="ar" style:country-complex="SA"/>
    </style:style>
    <style:style style:name="P31" style:family="paragraph" style:parent-style-name="Text_20_body">
      <style:paragraph-properties fo:margin-top="0cm" fo:margin-bottom="0.318cm" loext:contextual-spacing="false" fo:text-align="justify" style:justify-single-word="false" style:snap-to-layout-grid="false"/>
      <style:text-properties officeooo:paragraph-rsid="0019d2af"/>
    </style:style>
    <style:style style:name="P32" style:family="paragraph" style:parent-style-name="Text_20_body">
      <style:paragraph-properties fo:margin-left="4.001cm" fo:margin-right="0cm" fo:margin-top="0cm" fo:margin-bottom="0.318cm" loext:contextual-spacing="false" fo:text-align="justify" style:justify-single-word="false" fo:text-indent="0cm" style:auto-text-indent="false" style:snap-to-layout-grid="false">
        <style:tab-stops>
          <style:tab-stop style:position="16.783cm" style:type="right"/>
        </style:tab-stops>
      </style:paragraph-properties>
      <style:text-properties style:use-window-font-color="true" style:font-name="Arial" fo:font-size="9pt" fo:language="pt" fo:country="BR" officeooo:rsid="000999d9" officeooo:paragraph-rsid="0008fe85" style:font-name-asian="Albany AMT" style:font-size-asian="9pt" style:font-name-complex="Arial" style:font-size-complex="9pt" style:language-complex="ar" style:country-complex="SA"/>
    </style:style>
    <style:style style:name="P33" style:family="paragraph" style:parent-style-name="Text_20_body">
      <style:paragraph-properties fo:margin-left="4.001cm" fo:margin-right="0cm" fo:margin-top="0cm" fo:margin-bottom="0.318cm" loext:contextual-spacing="false" fo:text-align="justify" style:justify-single-word="false" fo:text-indent="0cm" style:auto-text-indent="false" style:snap-to-layout-grid="false">
        <style:tab-stops>
          <style:tab-stop style:position="16.783cm" style:type="right"/>
        </style:tab-stops>
      </style:paragraph-properties>
      <style:text-properties style:use-window-font-color="true" style:font-name="Arial" fo:font-size="10pt" fo:language="pt" fo:country="BR" officeooo:rsid="00098bdb" officeooo:paragraph-rsid="00098bdb" style:font-name-asian="Albany AMT" style:font-size-asian="10pt" style:font-name-complex="Arial" style:font-size-complex="10pt" style:language-complex="ar" style:country-complex="SA"/>
    </style:style>
    <style:style style:name="P34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 style:font-size-complex="9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9pt" officeooo:paragraph-rsid="001f4467" style:font-size-asian="9pt" style:font-name-complex="Arial" style:font-size-complex="9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9pt" officeooo:rsid="001e0ab7" officeooo:paragraph-rsid="001e0ab7" style:font-size-asian="9pt" style:font-name-complex="Arial" style:font-size-complex="9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9pt" officeooo:rsid="001e0ab7" officeooo:paragraph-rsid="001f4467" style:font-size-asian="9pt" style:font-name-complex="Arial" style:font-size-complex="9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9pt" officeooo:rsid="001f4467" officeooo:paragraph-rsid="001f4467" style:font-size-asian="9pt" style:font-name-complex="Arial" style:font-size-complex="9pt"/>
    </style:style>
    <style:style style:name="P39" style:family="paragraph" style:parent-style-name="Standard">
      <style:paragraph-properties fo:line-height="100%" style:snap-to-layout-grid="false"/>
      <style:text-properties style:font-name="Arial" fo:font-size="10pt" officeooo:rsid="0009c194" officeooo:paragraph-rsid="0009c194" style:font-size-asian="10pt" style:font-name-complex="Arial" style:font-weight-complex="bold"/>
    </style:style>
    <style:style style:name="P40" style:family="paragraph" style:parent-style-name="Standard">
      <style:paragraph-properties fo:line-height="100%" fo:text-align="justify" style:justify-single-word="false" style:snap-to-layout-grid="false"/>
      <style:text-properties style:font-name="Arial" fo:font-size="10pt" officeooo:rsid="000baf0d" officeooo:paragraph-rsid="000e84a0" style:font-size-asian="10pt" style:font-name-complex="Arial" style:font-weight-complex="bold"/>
    </style:style>
    <style:style style:name="P41" style:family="paragraph" style:parent-style-name="Standard">
      <style:paragraph-properties fo:line-height="100%" style:snap-to-layout-grid="false"/>
      <style:text-properties style:font-name="Arial" fo:font-size="10pt" officeooo:rsid="000e84a0" officeooo:paragraph-rsid="000e84a0" style:font-size-asian="10pt" style:font-name-complex="Arial" style:font-weight-complex="bold"/>
    </style:style>
    <style:style style:name="P42" style:family="paragraph" style:parent-style-name="Standard">
      <style:paragraph-properties fo:line-height="100%" fo:text-align="justify" style:justify-single-word="false" style:snap-to-layout-grid="false"/>
      <style:text-properties style:font-name="Arial" fo:font-size="10pt" officeooo:rsid="000e84a0" officeooo:paragraph-rsid="000e84a0" style:font-size-asian="10pt" style:font-name-complex="Arial" style:font-weight-complex="bold"/>
    </style:style>
    <style:style style:name="P43" style:family="paragraph" style:parent-style-name="Standard">
      <style:text-properties style:font-name="Arial" fo:font-size="10pt" officeooo:rsid="00078ecc" officeooo:paragraph-rsid="0008fe85" style:font-size-asian="10pt" style:font-name-complex="Arial"/>
    </style:style>
    <style:style style:name="P44" style:family="paragraph" style:parent-style-name="Standard">
      <style:paragraph-properties style:snap-to-layout-grid="false"/>
      <style:text-properties style:font-name="Arial" fo:font-size="10pt" officeooo:rsid="001626a4" officeooo:paragraph-rsid="001626a4" style:font-size-asian="10pt" style:font-name-complex="Arial"/>
    </style:style>
    <style:style style:name="P45" style:family="paragraph" style:parent-style-name="Standard">
      <style:paragraph-properties fo:text-align="justify" style:justify-single-word="false"/>
      <style:text-properties style:font-name="Arial" fo:font-size="6pt" style:font-size-asian="6pt" style:font-name-complex="Arial" style:font-size-complex="6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3pt" style:font-size-asian="3pt" style:font-name-complex="Arial" style:font-size-complex="3pt"/>
    </style:style>
    <style:style style:name="P47" style:family="paragraph" style:parent-style-name="Standard">
      <style:paragraph-properties fo:margin-top="0.318cm" fo:margin-bottom="0cm" loext:contextual-spacing="false"/>
      <style:text-properties fo:font-size="9pt" officeooo:paragraph-rsid="001e0ab7" style:font-size-asian="9pt" style:font-name-complex="Tahoma" style:font-size-complex="9pt"/>
    </style:style>
    <style:style style:name="P48" style:family="paragraph" style:parent-style-name="Standard">
      <style:paragraph-properties fo:margin-top="0cm" fo:margin-bottom="0.141cm" loext:contextual-spacing="false" fo:text-align="justify" style:justify-single-word="false" style:snap-to-layout-grid="false"/>
      <style:text-properties style:font-name="Arial" fo:font-size="10pt" officeooo:rsid="00078ecc" officeooo:paragraph-rsid="0008fe85" style:font-size-asian="10pt" style:font-name-complex="Arial" style:font-weight-complex="bold"/>
    </style:style>
    <style:style style:name="P49" style:family="paragraph" style:parent-style-name="Standard">
      <style:paragraph-properties fo:margin-top="0.071cm" fo:margin-bottom="0.071cm" loext:contextual-spacing="false" fo:text-align="justify" style:justify-single-word="false" style:snap-to-layout-grid="false"/>
      <style:text-properties style:font-name="Arial" fo:font-size="10pt" officeooo:rsid="00078ecc" officeooo:paragraph-rsid="0008fe85" style:font-size-asian="10pt" style:font-name-complex="Arial"/>
    </style:style>
    <style:style style:name="P50" style:family="paragraph" style:parent-style-name="Standard">
      <style:paragraph-properties fo:margin-top="0.106cm" fo:margin-bottom="0.106cm" loext:contextual-spacing="false" fo:text-align="justify" style:justify-single-word="false" style:snap-to-layout-grid="false"/>
      <style:text-properties style:font-name="Arial" fo:font-size="10pt" officeooo:rsid="00082199" officeooo:paragraph-rsid="0008fe85" style:font-size-asian="10pt" style:font-name-complex="Arial"/>
    </style:style>
    <style:style style:name="P51" style:family="paragraph" style:parent-style-name="Standard">
      <style:paragraph-properties fo:margin-top="0cm" fo:margin-bottom="0.318cm" loext:contextual-spacing="false" fo:text-align="justify" style:justify-single-word="false" style:snap-to-layout-grid="false">
        <style:tab-stops>
          <style:tab-stop style:position="16.783cm" style:type="right"/>
        </style:tab-stops>
      </style:paragraph-properties>
      <style:text-properties officeooo:rsid="000999d9" officeooo:paragraph-rsid="0008fe85"/>
    </style:style>
    <style:style style:name="P52" style:family="paragraph" style:parent-style-name="Standard">
      <style:paragraph-properties fo:margin-top="0cm" fo:margin-bottom="0.318cm" loext:contextual-spacing="false" fo:text-align="justify" style:justify-single-word="false" style:snap-to-layout-grid="false">
        <style:tab-stops>
          <style:tab-stop style:position="16.783cm" style:type="right"/>
        </style:tab-stops>
      </style:paragraph-properties>
      <style:text-properties officeooo:paragraph-rsid="0008fe85"/>
    </style:style>
    <style:style style:name="P53" style:family="paragraph" style:parent-style-name="Standard">
      <style:paragraph-properties fo:margin-top="0cm" fo:margin-bottom="0.318cm" loext:contextual-spacing="false" fo:text-align="justify" style:justify-single-word="false" style:snap-to-layout-grid="false">
        <style:tab-stops>
          <style:tab-stop style:position="16.783cm" style:type="right"/>
        </style:tab-stops>
      </style:paragraph-properties>
      <style:text-properties officeooo:rsid="000baf0d" officeooo:paragraph-rsid="000baf0d"/>
    </style:style>
    <style:style style:name="P54" style:family="paragraph" style:parent-style-name="Standard">
      <style:paragraph-properties fo:margin-left="0cm" fo:margin-right="0cm" fo:margin-top="0cm" fo:margin-bottom="0.318cm" loext:contextual-spacing="false" fo:line-height="100%" fo:text-align="justify" style:justify-single-word="false" fo:text-indent="0cm" style:auto-text-indent="false" style:snap-to-layout-grid="false"/>
      <style:text-properties style:font-name="Arial" fo:font-size="10pt" officeooo:rsid="00107696" officeooo:paragraph-rsid="00116a5b" style:font-size-asian="10pt" style:font-name-complex="Arial" style:font-weight-complex="bold"/>
    </style:style>
    <style:style style:name="P55" style:family="paragraph" style:parent-style-name="Standard">
      <style:paragraph-properties fo:margin-left="0cm" fo:margin-right="0cm" fo:margin-top="0cm" fo:margin-bottom="0.318cm" loext:contextual-spacing="false" fo:line-height="100%" fo:text-align="justify" style:justify-single-word="false" fo:text-indent="0cm" style:auto-text-indent="false" style:snap-to-layout-grid="false"/>
      <style:text-properties style:use-window-font-color="true" style:font-name="Arial" fo:font-size="10pt" fo:language="pt" fo:country="BR" officeooo:rsid="00107696" officeooo:paragraph-rsid="000e84a0" style:font-name-asian="Albany AMT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/>
      <style:text-properties style:font-name="Arial" fo:font-size="10pt" officeooo:rsid="001ab9cc" officeooo:paragraph-rsid="001ab9cc" style:font-size-asian="10pt" style:font-name-complex="Arial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/>
      <style:text-properties style:font-name="Arial" fo:font-size="10pt" officeooo:rsid="001ab9cc" officeooo:paragraph-rsid="001bef47" style:font-size-asian="10pt" style:font-name-complex="Arial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/>
      <style:text-properties officeooo:paragraph-rsid="001525a4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/>
      <style:text-properties officeooo:paragraph-rsid="00194ff0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/>
      <style:text-properties style:use-window-font-color="true" style:font-name="Arial" fo:font-size="10pt" fo:language="pt" fo:country="BR" officeooo:rsid="001525a4" officeooo:paragraph-rsid="001525a4" style:font-name-asian="Albany AMT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/>
      <style:text-properties style:use-window-font-color="true" style:font-name="Arial" fo:font-size="10pt" fo:language="pt" fo:country="BR" officeooo:rsid="001525a4" officeooo:paragraph-rsid="0019d2af" style:font-name-asian="Albany AMT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nap-to-layout-grid="false"/>
      <style:text-properties style:use-window-font-color="true" style:font-name="Arial" fo:font-size="10pt" fo:language="pt" fo:country="BR" officeooo:rsid="001ab9cc" officeooo:paragraph-rsid="001ab9cc" style:font-name-asian="Albany AMT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63" style:family="paragraph" style:parent-style-name="Standard">
      <style:paragraph-properties fo:margin-left="-0.141cm" fo:margin-right="0cm" fo:margin-top="0cm" fo:margin-bottom="0.212cm" loext:contextual-spacing="false" fo:text-align="justify" style:justify-single-word="false" fo:text-indent="0cm" style:auto-text-indent="false" style:snap-to-layout-grid="false"/>
      <style:text-properties style:font-name="Arial" fo:font-size="10pt" officeooo:rsid="001525a4" officeooo:paragraph-rsid="001525a4" style:font-size-asian="10pt" style:font-name-complex="Arial"/>
    </style:style>
    <style:style style:name="P64" style:family="paragraph" style:parent-style-name="Standard">
      <style:paragraph-properties fo:margin-left="-0.141cm" fo:margin-right="0cm" fo:margin-top="0cm" fo:margin-bottom="0.212cm" loext:contextual-spacing="false" fo:text-align="justify" style:justify-single-word="false" fo:text-indent="0cm" style:auto-text-indent="false" style:snap-to-layout-grid="false"/>
      <style:text-properties officeooo:paragraph-rsid="0015b68f"/>
    </style:style>
    <style:style style:name="P65" style:family="paragraph" style:parent-style-name="Standard">
      <style:paragraph-properties fo:margin-left="-0.141cm" fo:margin-right="0cm" fo:margin-top="0cm" fo:margin-bottom="0.212cm" loext:contextual-spacing="false" fo:text-align="justify" style:justify-single-word="false" fo:text-indent="0cm" style:auto-text-indent="false" style:snap-to-layout-grid="false"/>
      <style:text-properties officeooo:rsid="001d8cbc" officeooo:paragraph-rsid="001d8cbc"/>
    </style:style>
    <style:style style:name="P66" style:family="paragraph" style:parent-style-name="Standard">
      <style:paragraph-properties fo:margin-left="4.001cm" fo:margin-right="0cm" fo:margin-top="0cm" fo:margin-bottom="0cm" loext:contextual-spacing="false" fo:line-height="100%" fo:text-align="justify" style:justify-single-word="false" fo:text-indent="0cm" style:auto-text-indent="false" style:snap-to-layout-grid="false"/>
      <style:text-properties fo:font-size="9pt" officeooo:paragraph-rsid="001525a4" style:font-size-asian="9pt" style:font-size-complex="9pt"/>
    </style:style>
    <style:style style:name="P67" style:family="paragraph" style:parent-style-name="Standard">
      <style:paragraph-properties fo:margin-left="4.001cm" fo:margin-right="0cm" fo:margin-top="0cm" fo:margin-bottom="0cm" loext:contextual-spacing="false" fo:line-height="100%" fo:text-align="justify" style:justify-single-word="false" fo:text-indent="0cm" style:auto-text-indent="false" style:snap-to-layout-grid="false"/>
      <style:text-properties style:use-window-font-color="true" style:font-name="Arial" fo:font-size="9pt" fo:language="pt" fo:country="BR" officeooo:paragraph-rsid="00116a5b" style:font-name-asian="Albany AMT" style:font-size-asian="9pt" style:language-asian="zh" style:country-asian="CN" style:font-name-complex="Arial" style:font-size-complex="9pt" style:language-complex="ar" style:country-complex="SA" style:font-weight-complex="bold"/>
    </style:style>
    <style:style style:name="P68" style:family="paragraph" style:parent-style-name="Heading_20_2" style:list-style-name="WW8Num1">
      <style:paragraph-properties fo:margin-top="0cm" fo:margin-bottom="0.318cm" loext:contextual-spacing="false" fo:text-align="justify" style:justify-single-word="false" style:snap-to-layout-grid="false"/>
      <style:text-properties officeooo:paragraph-rsid="001d8cb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use-window-font-color="true" style:font-name="Arial" fo:font-size="10pt" fo:language="pt" fo:country="BR" style:font-name-asian="Albany AMT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T3" style:family="text">
      <style:text-properties style:use-window-font-color="true" style:font-name="Arial" fo:font-size="10pt" fo:language="pt" fo:country="BR" officeooo:rsid="0019cb21" style:font-name-asian="Albany AMT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T4" style:family="text">
      <style:text-properties style:use-window-font-color="true" style:font-name="Arial" fo:font-size="10pt" fo:language="pt" fo:country="BR" fo:font-style="italic" officeooo:rsid="0015b68f" style:font-name-asian="Albany AMT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" style:family="text">
      <style:text-properties style:use-window-font-color="true" style:font-name="Arial" fo:font-size="10pt" fo:language="pt" fo:country="BR" fo:font-style="normal" style:font-name-asian="Albany AMT" style:font-size-asian="10pt" style:language-asian="zh" style:country-asian="CN" style:font-style-asian="normal" style:font-name-complex="Arial" style:font-size-complex="10pt" style:language-complex="ar" style:country-complex="SA" style:font-style-complex="normal"/>
    </style:style>
    <style:style style:name="T6" style:family="text">
      <style:text-properties style:use-window-font-color="true" style:font-name="Arial" fo:font-size="10pt" fo:language="pt" fo:country="BR" fo:font-style="normal" officeooo:rsid="0015b68f" style:font-name-asian="Albany AMT" style:font-size-asian="10pt" style:language-asian="zh" style:country-asian="CN" style:font-style-asian="normal" style:font-name-complex="Arial" style:font-size-complex="10pt" style:language-complex="ar" style:country-complex="SA" style:font-style-complex="normal"/>
    </style:style>
    <style:style style:name="T7" style:family="text">
      <style:text-properties style:use-window-font-color="true" style:font-name="Arial" fo:font-size="10pt" fo:language="pt" fo:country="BR" fo:font-weight="normal" officeooo:rsid="0015b68f" style:font-name-asian="Albany AMT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8" style:family="text">
      <style:text-properties style:use-window-font-color="true" style:font-name="Arial" fo:font-size="10pt" fo:language="pt" fo:country="BR" fo:font-weight="normal" officeooo:rsid="001d8cbc" style:font-name-asian="Albany AMT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9" style:family="text">
      <style:text-properties style:use-window-font-color="true" style:font-name="Arial" fo:font-size="10pt" fo:language="pt" fo:country="BR" fo:font-weight="normal" officeooo:rsid="001e0ab7" style:font-name-asian="Albany AMT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T10" style:family="text">
      <style:text-properties style:use-window-font-color="true" style:font-name="Arial" fo:font-size="10pt" fo:language="pt" fo:country="BR" fo:font-weight="bold" officeooo:rsid="0015b68f" style:font-name-asian="Albany AMT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T11" style:family="text">
      <style:text-properties style:use-window-font-color="true" style:font-name="Arial" fo:language="pt" fo:country="BR" style:font-name-asian="Albany AMT" style:language-asian="zh" style:country-asian="CN" style:font-name-complex="Arial" style:language-complex="ar" style:country-complex="SA" style:font-weight-complex="bold"/>
    </style:style>
    <style:style style:name="T12" style:family="text">
      <style:text-properties style:use-window-font-color="true" style:font-name="Arial" fo:language="pt" fo:country="BR" officeooo:rsid="00116a5b" style:font-name-asian="Albany AMT" style:language-asian="zh" style:country-asian="CN" style:font-name-complex="Arial" style:language-complex="ar" style:country-complex="SA" style:font-weight-complex="bold"/>
    </style:style>
    <style:style style:name="T13" style:family="text">
      <style:text-properties style:use-window-font-color="true" style:text-position="0% 100%" fo:language="pt" fo:country="BR" style:font-name-asian="Albany AMT" style:language-asian="zh" style:country-asian="CN" style:font-size-complex="10pt" style:language-complex="ar" style:country-complex="SA"/>
    </style:style>
    <style:style style:name="T14" style:family="text">
      <style:text-properties style:use-window-font-color="true" style:text-position="0% 100%" fo:language="pt" fo:country="BR" officeooo:rsid="001bef47" style:font-name-asian="Albany AMT" style:language-asian="zh" style:country-asian="CN" style:font-size-complex="10pt" style:language-complex="ar" style:country-complex="SA"/>
    </style:style>
    <style:style style:name="T15" style:family="text">
      <style:text-properties style:use-window-font-color="true" style:text-position="0% 100%" fo:language="pt" fo:country="BR" officeooo:rsid="001d8cbc" style:font-name-asian="Albany AMT" style:language-asian="zh" style:country-asian="CN" style:font-size-complex="10pt" style:language-complex="ar" style:country-complex="SA"/>
    </style:style>
    <style:style style:name="T16" style:family="text">
      <style:text-properties style:use-window-font-color="true" fo:language="pt" fo:country="BR" style:font-name-asian="Albany AMT" style:language-asian="zh" style:country-asian="CN" style:font-size-complex="10pt" style:language-complex="ar" style:country-complex="SA"/>
    </style:style>
    <style:style style:name="T17" style:family="text">
      <style:text-properties style:use-window-font-color="true" fo:language="pt" fo:country="BR" officeooo:rsid="001d8cbc" style:font-name-asian="Albany AMT" style:language-asian="zh" style:country-asian="CN" style:font-size-complex="10pt" style:language-complex="ar" style:country-complex="SA"/>
    </style:style>
    <style:style style:name="T18" style:family="text">
      <style:text-properties style:use-window-font-color="true" fo:language="pt" fo:country="BR" officeooo:rsid="001bef47" style:font-name-asian="Albany AMT" style:language-asian="zh" style:country-asian="CN" style:font-size-complex="10pt" style:language-complex="ar" style:country-complex="SA"/>
    </style:style>
    <style:style style:name="T19" style:family="text">
      <style:text-properties style:use-window-font-color="true" style:text-position="super 58%" fo:language="pt" fo:country="BR" style:font-name-asian="Albany AMT" style:language-asian="zh" style:country-asian="CN" style:font-size-complex="10pt" style:language-complex="ar" style:country-complex="SA"/>
    </style:style>
    <style:style style:name="T20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21" style:family="text">
      <style:text-properties style:font-name="Arial" fo:font-size="10pt" style:font-size-asian="10pt" style:font-name-complex="Arial"/>
    </style:style>
    <style:style style:name="T22" style:family="text">
      <style:text-properties style:font-name="Arial" fo:font-size="10pt" officeooo:rsid="000999d9" style:font-size-asian="10pt" style:font-name-complex="Arial"/>
    </style:style>
    <style:style style:name="T23" style:family="text">
      <style:text-properties style:font-name="Arial" fo:font-size="10pt" officeooo:rsid="000913e3" style:font-size-asian="10pt" style:font-name-complex="Arial"/>
    </style:style>
    <style:style style:name="T24" style:family="text">
      <style:text-properties style:font-name="Arial" fo:font-size="10pt" officeooo:rsid="0008fe85" style:font-size-asian="10pt" style:font-name-complex="Arial"/>
    </style:style>
    <style:style style:name="T25" style:family="text">
      <style:text-properties style:font-name="Arial" fo:font-size="10pt" officeooo:rsid="00098bdb" style:font-size-asian="10pt" style:font-name-complex="Arial"/>
    </style:style>
    <style:style style:name="T26" style:family="text">
      <style:text-properties style:font-name="Arial" fo:font-size="10pt" officeooo:rsid="00116a5b" style:font-size-asian="10pt" style:font-name-complex="Arial" style:font-weight-complex="bold"/>
    </style:style>
    <style:style style:name="T27" style:family="text">
      <style:text-properties style:font-name="Arial" fo:font-size="10pt" officeooo:rsid="00107696" style:font-size-asian="10pt" style:font-name-complex="Arial" style:font-weight-complex="bold"/>
    </style:style>
    <style:style style:name="T28" style:family="text">
      <style:text-properties style:font-name="Arial" fo:font-size="10pt" officeooo:rsid="00194ff0" style:font-size-asian="10pt" style:font-name-complex="Arial" style:font-weight-complex="bold"/>
    </style:style>
    <style:style style:name="T29" style:family="text">
      <style:text-properties style:font-name="Arial" fo:font-size="10pt" officeooo:rsid="0015b68f" style:font-size-asian="10pt" style:font-name-complex="Arial"/>
    </style:style>
    <style:style style:name="T30" style:family="text">
      <style:text-properties style:font-name="Arial" fo:font-size="10pt" officeooo:rsid="0020a071" style:font-size-asian="10pt" style:font-name-complex="Arial"/>
    </style:style>
    <style:style style:name="T31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2" style:family="text">
      <style:text-properties style:font-name="Arial" style:font-name-complex="Arial" style:font-weight-complex="bold"/>
    </style:style>
    <style:style style:name="T33" style:family="text">
      <style:text-properties style:font-name="Arial" fo:font-weight="bold" style:font-weight-asian="bold" style:font-name-complex="Arial" style:font-weight-complex="bold"/>
    </style:style>
    <style:style style:name="T34" style:family="text">
      <style:text-properties style:font-size-complex="11pt"/>
    </style:style>
    <style:style style:name="T35" style:family="text">
      <style:text-properties officeooo:rsid="001825fa" style:font-size-complex="11pt"/>
    </style:style>
    <style:style style:name="T36" style:family="text">
      <style:text-properties fo:font-weight="normal" style:font-weight-asian="normal" style:font-weight-complex="bold"/>
    </style:style>
    <style:style style:name="T37" style:family="text">
      <style:text-properties officeooo:rsid="000bd8ad"/>
    </style:style>
    <style:style style:name="T38" style:family="text">
      <style:text-properties officeooo:rsid="000d4c50"/>
    </style:style>
    <style:style style:name="T39" style:family="text">
      <style:text-properties officeooo:rsid="0008fe85"/>
    </style:style>
    <style:style style:name="T40" style:family="text">
      <style:text-properties officeooo:rsid="0009c194"/>
    </style:style>
    <style:style style:name="T41" style:family="text">
      <style:text-properties officeooo:rsid="000baf0d"/>
    </style:style>
    <style:style style:name="T42" style:family="text">
      <style:text-properties officeooo:rsid="000e84a0"/>
    </style:style>
    <style:style style:name="T43" style:family="text">
      <style:text-properties officeooo:rsid="00107696"/>
    </style:style>
    <style:style style:name="T44" style:family="text">
      <style:text-properties officeooo:rsid="00116a5b"/>
    </style:style>
    <style:style style:name="T45" style:family="text">
      <style:text-properties officeooo:rsid="0015b68f"/>
    </style:style>
    <style:style style:name="T46" style:family="text">
      <style:text-properties officeooo:rsid="001825fa"/>
    </style:style>
    <style:style style:name="T47" style:family="text">
      <style:text-properties style:text-position="super 58%" style:font-name="Arial" fo:font-size="10pt" officeooo:rsid="001825fa" style:font-size-asian="10pt" style:font-name-complex="Arial"/>
    </style:style>
    <style:style style:name="T48" style:family="text">
      <style:text-properties style:text-position="super 58%" officeooo:rsid="001f4467"/>
    </style:style>
    <style:style style:name="T49" style:family="text">
      <style:text-properties style:text-position="super 58%" officeooo:rsid="0023a649"/>
    </style:style>
    <style:style style:name="T50" style:family="text">
      <style:text-properties officeooo:rsid="0019d2af"/>
    </style:style>
    <style:style style:name="T51" style:family="text">
      <style:text-properties officeooo:rsid="001ab9cc"/>
    </style:style>
    <style:style style:name="T52" style:family="text">
      <style:text-properties officeooo:rsid="001d8cbc"/>
    </style:style>
    <style:style style:name="T53" style:family="text">
      <style:text-properties officeooo:rsid="001e0ab7"/>
    </style:style>
    <style:style style:name="T54" style:family="text">
      <style:text-properties officeooo:rsid="001f4467"/>
    </style:style>
    <style:style style:name="T55" style:family="text">
      <style:text-properties officeooo:rsid="0020a071"/>
    </style:style>
    <style:style style:name="T56" style:family="text">
      <style:text-properties officeooo:rsid="0023a649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">Projeto de Pesquisa</text:p>
          </table:table-cell>
        </table:table-row>
      </table:table>
      <text:p text:style-name="P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list xml:id="list5470191751787954627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6" text:outline-level="8">Nº de Estudantes: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a2.B1" office:value-type="string">
            <text:list xml:id="list183428185318528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7" text:outline-level="8">1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9"/>
      <text:p text:style-name="P9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list xml:id="list183428930342521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6" text:outline-level="8">Indicação do perfil de cada estudante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ela4.2">
          <table:table-cell table:style-name="Tabela4.A2" office:value-type="string">
            <text:p text:style-name="P10">Curso</text:p>
          </table:table-cell>
          <table:table-cell table:style-name="Tabela4.B2" office:value-type="string">
            <text:p text:style-name="P10">Período que está Cursando</text:p>
          </table:table-cell>
        </table:table-row>
        <table:table-row table:style-name="Tabela4.3">
          <table:table-cell table:style-name="Tabela4.A3" office:value-type="string">
            <text:p text:style-name="P18"/>
            <text:p text:style-name="P43">Bacharelado em Sistemas de Informação</text:p>
            <text:p text:style-name="P11"/>
            <text:p text:style-name="P11"/>
          </table:table-cell>
          <table:table-cell table:style-name="Tabela4.B3" office:value-type="string">
            <text:p text:style-name="P44">3</text:p>
          </table:table-cell>
        </table:table-row>
      </table:table>
      <text:p text:style-name="P11"/>
      <text:p text:style-name="P11"/>
      <text:p text:style-name="P11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list xml:id="list183427940830990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6" text:outline-level="8">Titulo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a5.2">
          <table:table-cell table:style-name="Tabela5.A2" office:value-type="string">
            <text:p text:style-name="P48">O desenvolvimento de um software em <text:span text:style-name="T37">Python</text:span> para baixar, no formato SQL, os dados dos alunos d<text:span text:style-name="T55">os</text:span> cursos do IFG cadastrados no SISTEC.</text:p>
          </table:table-cell>
        </table:table-row>
      </table:table>
      <text:p text:style-name="P7"/>
      <text:p text:style-name="P7"/>
      <text:p text:style-name="P7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list xml:id="list183430059630740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8" text:outline-level="8"><text:span text:style-name="T34">Palavras-chave</text:span><text:span text:style-name="T36"><text:tab/>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a6.2">
          <table:table-cell table:style-name="Tabela6.A2" office:value-type="string">
            <text:p text:style-name="P49">Python, SQL, <text:span text:style-name="T38">Download</text:span>, SISTEC</text:p>
          </table:table-cell>
        </table:table-row>
      </table:table>
      <text:p text:style-name="Text_20_body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list xml:id="list183429601380106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8" text:outline-level="8"><text:span text:style-name="T35">R</text:span><text:span text:style-name="T34">esumo</text:span><text:span text:style-name="T36"><text:tab/>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a7.2">
          <table:table-cell table:style-name="Tabela7.A2" office:value-type="string">
            <text:p text:style-name="P50">O presente projeto de pesquisa tem por objetivo criar um software para baixar, no formato SQL, os dados de todos os alunos d<text:span text:style-name="T55">os</text:span> curso<text:span text:style-name="T55">s</text:span> do IFG que estão cadastrados no SISTEC. O site do SISTEC retorna os dados dos alunos por Ciclo de Matrícula de cada curso, no formato JSON. Assim sendo, o software deverá também transformar esses dados JSON no formato SQL. Uma vez no formato SQL, esses dados podem ser usados para comparação com <text:span text:style-name="T39">os dados dos alunos</text:span> do IFG cadastrada <text:span text:style-name="T46">pelo </text:span>Q-Acadêmico.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able:table table:name="Tabela8" table:style-name="Tabela8">
        <table:table-column table:style-name="Tabela8.A"/>
        <text:soft-page-break/>
        <table:table-row table:style-name="Tabela8.1">
          <table:table-cell table:style-name="Tabela8.A1" office:value-type="string">
            <text:list xml:id="list18342956616394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8" text:outline-level="8">Apresentação/Justificativa<text:span text:style-name="T36"><text:tab/>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a8.2">
          <table:table-cell table:style-name="Tabela8.A2" office:value-type="string">
            <text:p text:style-name="P51"><text:span text:style-name="T23">S</text:span><text:span text:style-name="T21">egundo o próprio site do SISTEC</text:span><text:span text:style-name="T47">1</text:span><text:span text:style-name="T21">, temos a seguinte informação sobre o que é o SISTEC:</text:span></text:p>
            <text:p text:style-name="P32">O SISTEC é o Sistema Nacional de Informações da Educação Profissional e Tecnológica. Esse sistema é pioneiro e, portanto, inovador no País por disponibilizar, mensalmente, informações sobre cursos técnicos de nível médio, respectivas escolas e alunos desse nível de ensino. Caso a escola também ofereça cursos de formação inicial e continuada, o SISTEC apresentará ainda dados referentes aos cursos e aos alunos dessa oferta de ensino. Contudo, é importante ressaltar que os cursos de formação inicial e continuada só serão cadastrados se a escola ofertar ensino técnico de nível médio.</text:p>
            <text:p text:style-name="P32">Os órgãos competentes de cada sistema de ensino dispõem agora de um importante instrumento para atestar a validade nacional dos diplomas.</text:p>
            <text:p text:style-name="P30">O IFG utiliza o sistema Q-Acadêmico<text:span text:style-name="T48">2</text:span> para gestão dos seus processos administrativos. O Q-Acadêmico é desenvolvido e mantido pela Qualidata<text:span text:style-name="T49">3</text:span>. Segundo a própria Qualidata, temos a seguinte definição do <text:s text:c="6"/>Q-Acadêmico:</text:p>
            <text:p text:style-name="P33"><text:span text:style-name="T1">O sistema, batizado de </text:span><text:span text:style-name="Strong_20_Emphasis"><text:span text:style-name="T1">Q-Acadêmico</text:span></text:span><text:span text:style-name="T1">, é modularizado de forma em que os sistemas de Controle Acadêmico, Controle de Processo Seletivo, Controle de Acesso e Controle de Biblioteca integram-se totalmente gerando uma única base de informações para toda instituição de ensino, permitindo os mais diversos relatórios gerenciais e estatísticos.</text:span></text:p>
            <text:p text:style-name="P29">Desta forma é de extrema importância manter os dados do SISTEC atualizados com os dados do IFG. <text:span text:style-name="T40">Assim, informações conflitantes entre as duas bases de dados – do SISTEC e do IFG – poderão ser resolvidas mais facilmente.</text:span></text:p>
            <text:p text:style-name="P52"><text:span text:style-name="T25">Portanto, o</text:span><text:span text:style-name="T23"> presente projeto de pesquisa se justifica pelo fato d</text:span><text:span text:style-name="T22">o site do SISTEC não disponibilizar</text:span><text:span text:style-name="T23"> nenhum método de baixar </text:span><text:span text:style-name="T24">todos </text:span><text:span text:style-name="T23">os dados </text:span><text:span text:style-name="T22">automaticamente</text:span><text:span text:style-name="T23">. </text:span><text:span text:style-name="T24">Assim</text:span><text:span text:style-name="T22">, </text:span><text:span text:style-name="T24">se querermos obter</text:span><text:span text:style-name="T23"> os dados de todos os alunos d</text:span><text:span text:style-name="T30">os</text:span><text:span text:style-name="T23"> cursos do IFG que estão cadastrados no SISTEC, tem-se que acessar cada Ciclo de Matrícula </text:span><text:span text:style-name="T24">cadastrado no SISTEC</text:span><text:span text:style-name="T23">. </text:span><text:span text:style-name="T22">E, e</text:span><text:span text:style-name="T23">m se tratando de uma instituição como o IFG com 14 campus, com muitos cursos, fica </text:span><text:span text:style-name="T22">portanto </text:span><text:span text:style-name="T23">muito tedioso e lento ter que baixar toda a informação </text:span><text:span text:style-name="T22">manualmente, ciclo por ciclo de matrícula de cada curso.</text:span></text:p>
            <text:p text:style-name="P53"><text:span text:style-name="T22">V</text:span><text:span text:style-name="T21">ale ressaltar que os dados obtidos do SISTEC serão confrontados com os dados do IFG por outro software denominado VISÃOIFG, o qual, não faz parte do escopo da presente proposta de projeto de pesquisa.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5">___________________________</text:p>
      <text:p text:style-name="P37">1) <text:span text:style-name="T54">SISTEC: </text:span><text:a xlink:type="simple" xlink:href="http://sitesistec.mec.gov.br/o-sistema-menu-principal-140" text:style-name="Internet_20_link" text:visited-style-name="Visited_20_Internet_20_Link"><text:span text:style-name="T54">http://sitesistec.mec.gov.br/o-sistema-menu-principal-140</text:span></text:a></text:p>
      <text:p text:style-name="P38">2) Q-Acadêmico: <text:a xlink:type="simple" xlink:href="http://www2.qualidata.com.br/gestaoacademica.htm" text:style-name="Internet_20_link" text:visited-style-name="Visited_20_Internet_20_Link">http://www2.qualidata.com.br/gestaoacademica.htm</text:a></text:p>
      <text:p text:style-name="P38">3) Qualidata:<text:span text:style-name="T53"> </text:span><text:a xlink:type="simple" xlink:href="http://www2.qualidata.com.br/" text:style-name="Internet_20_link" text:visited-style-name="Visited_20_Internet_20_Link">http://www2.qualidata.com.br/</text:a></text:p>
      <table:table table:name="Tabela9" table:style-name="Tabela9">
        <table:table-column table:style-name="Tabela9.A"/>
        <text:soft-page-break/>
        <table:table-row table:style-name="Tabela9.1">
          <table:table-cell table:style-name="Tabela9.A1" office:value-type="string">
            <text:list xml:id="list183430085097097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28" text:outline-level="8">Objetivos<text:span text:style-name="T36"><text:tab/></text:span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a9.2">
          <table:table-cell table:style-name="Tabela9.A2" office:value-type="string">
            <text:p text:style-name="Standard"><text:span text:style-name="T20">- Objetivo Geral </text:span></text:p>
          </table:table-cell>
        </table:table-row>
        <table:table-row table:style-name="Tabela9.3">
          <table:table-cell table:style-name="Tabela9.A3" office:value-type="string">
            <text:p text:style-name="P39">Desenvolver um software em Python para efetuar automaticamente o download de todos os dados dos alunos d<text:span text:style-name="T55">os</text:span> cursos do IFG que estão cadastrados no SISTEC.</text:p>
            <text:p text:style-name="P39"/>
            <text:p text:style-name="P39">Esse software em Python deverá raspar as páginas do site do SISTEC e extrair as informações necessárias para confrontar com a base de dados do <text:span text:style-name="T41">IFG</text:span>.</text:p>
            <text:p text:style-name="P39"/>
            <text:p text:style-name="P41">Assim, ficará mais fácil visualizar e corrigir as diferenças entre as bases de dados do SISTEC e do IFG.</text:p>
          </table:table-cell>
        </table:table-row>
        <table:table-row table:style-name="Tabela9.4">
          <table:table-cell table:style-name="Tabela9.A4" office:value-type="string">
            <text:p text:style-name="P20"><text:span text:style-name="T20">- Objetivos Específicos </text:span></text:p>
          </table:table-cell>
        </table:table-row>
        <table:table-row table:style-name="Tabela9.5">
          <table:table-cell table:style-name="Tabela9.A5" office:value-type="string">
            <text:p text:style-name="P40"><text:span text:style-name="T42">O</text:span> software <text:span text:style-name="T42">a ser desenvolvido </text:span>deverá extrair os dados das páginas do SISTEC – <text:span text:style-name="T42">que se encontram </text:span>no formato JSON – e inseri-los num banco de dados no formato SQL, para então outro software – VISÃOIFG – confrontar os dados obtidos do SISTEC com os dados do IFG.</text:p>
            <text:p text:style-name="P42">Primeiramente o software efetuará o login do usuário no SISTEC, para somente depois baixar os dados no formato JSON e convertê-los em um arquivo SQL <text:span text:style-name="T43">que poderá ser inserido em qualquer banco de dados padrão SQL ANSI.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ela10" table:style-name="Tabela10">
        <table:table-column table:style-name="Tabela10.A"/>
        <text:soft-page-break/>
        <table:table-row table:style-name="Tabela10.1">
          <table:table-cell table:style-name="Tabela10.A1" office:value-type="string">
            <text:p text:style-name="P21"><text:span text:style-name="T31">Material e métodos</text:span><text:span text:style-name="T32"><text:tab/></text:span></text:p>
          </table:table-cell>
        </table:table-row>
        <table:table-row table:style-name="Tabela10.2">
          <table:table-cell table:style-name="Tabela10.A2" office:value-type="string">
            <text:p text:style-name="P55">O software a ser desenvolvido usará a biblioteca gráfica WxPython, por se tratar de uma biblioteca de código Python multi plataforma, isto é, o mesmo software python poderá ser executado em diferentes plataformas de software como: Mac OSX, Windows, Linux, FreeBSD, e demais Unix-like.</text:p>
            <text:p text:style-name="P54">Usaremos também a biblioteca PycURL para fazer as requisições ao site do SISTEC por se tratar de uma biblioteca com mais recursos do que a biblioteca padrão do Python. Usaremos os recursos da PycURL para efetuar o login no SISTEC, coletar os cookies da sessão do usuário no SISTEC <text:span text:style-name="T44">para então acessar os dados no SISTEC e transformá-los, passo a passo, em dados num arquivo SQL local.</text:span></text:p>
            <text:p text:style-name="P59"><text:span text:style-name="T26">A</text:span><text:span text:style-name="T27">ssim, o software a ser desenvolvido executará </text:span><text:span text:style-name="T26">o loop tradicional</text:span><text:span text:style-name="T27"> de </text:span><text:span text:style-name="T26">raspar a web </text:span><text:span text:style-name="T28">segundo </text:span><text:span text:style-name="T2">Etheriel </text:span><text:span text:style-name="T3">(2015)</text:span><text:span text:style-name="T2">:</text:span></text:p>
            <text:p text:style-name="P58"/>
            <text:p text:style-name="P66"><text:span text:style-name="T12">1. </text:span><text:span text:style-name="T11">Fazer uma requisição para uma URL;</text:span></text:p>
            <text:p text:style-name="P66"><text:span text:style-name="T12">2. </text:span><text:span text:style-name="T11">Processar a resposta (HTML, XML ou JSON);</text:span></text:p>
            <text:p text:style-name="P67"><text:span text:style-name="T44">3. </text:span>Extrair os dados;</text:p>
            <text:p text:style-name="P67"><text:span text:style-name="T44">4. </text:span>Deduzir as próximas URLs a visitar;</text:p>
            <text:p text:style-name="P67"><text:span text:style-name="T44">5. </text:span>Repetir o loop.</text:p>
            <text:p text:style-name="P67"/>
            <text:p text:style-name="P62">A Lista dos campus do IFG no SISTEC é obtido por meio de uma resposta HTML do site do SISTEC.</text:p>
            <text:p text:style-name="P62"/>
            <text:p text:style-name="P61">Para extrair as informações dos <text:span text:style-name="T51">campus do IFG do HTML</text:span> obtido do SISTEC, usaremos a tecnologia de expressões regulares <text:span text:style-name="T50">por meio da biblioteca padrão 're' do Python.</text:span></text:p>
            <text:p text:style-name="P61"/>
            <text:p text:style-name="P61"><text:span text:style-name="T50">Segundo Jargas (2012) a tecnologia de expressões regulares é uma forma prática de economizar muito tempo de serviço ao lidar com textos padronizados como HTML.</text:span></text:p>
            <text:p text:style-name="P60"/>
            <text:p text:style-name="P56"><text:span text:style-name="T16">De acordo com a lista de campus obtida, faremos requisições </text:span><text:span text:style-name="T17">para o site do SISTEC a fim de obtermos a lista de todos os Ciclos de Matrícula por curso e por campus. O</text:span><text:span text:style-name="T16">bte</text:span><text:span text:style-name="T18">remos</text:span><text:span text:style-name="T16"> </text:span><text:span text:style-name="T18">essas </text:span><text:span text:style-name="T16">informações no formato JSON. E, por meio da biblioteca JsonPare</text:span><text:span text:style-name="T19">1 </text:span><text:span text:style-name="T13">faremos a extração desses dados obtidos, </text:span><text:span text:style-name="T14">para então podermos requisitar os dados dos alunos </text:span><text:span text:style-name="T15">de</text:span><text:span text:style-name="T14"> cada Ciclo de Matrícula do IFG cadastrado no SISTEC, </text:span><text:span text:style-name="T15">por curso e por campus. </text:span><text:span text:style-name="T14">Assim,</text:span><text:span text:style-name="T13"> obte</text:span><text:span text:style-name="T14">remos</text:span><text:span text:style-name="T13"> um novo arquivo JSON como resposta. Então, </text:span><text:span text:style-name="T14">extraímos os dados</text:span><text:span text:style-name="T13"> </text:span><text:span text:style-name="T14">obtidos desse novo arquivo JSON</text:span><text:span text:style-name="T13"> </text:span><text:span text:style-name="T15">novamente </text:span><text:span text:style-name="T13">com a biblioteca JsonPare, </text:span><text:span text:style-name="T14">e, </text:span><text:span text:style-name="T13">transformamos esta informaçã</text:span><text:span text:style-name="T14">o em uma linha do arquivo SQL </text:span><text:span text:style-name="T44">com o devido comando 'insert into table'.</text:span></text:p>
            <text:p text:style-name="P56"/>
            <text:p text:style-name="P57"><text:span text:style-name="T52">Desta maneira, o arquivo SQL gerado, poderá ser importado em qualquer gerenciador de banco de dados que seja compatível com o formato SQL ANSI, como MySQL, PostgreSQL, SQLite, etc.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22"><text:span text:style-name="T31">Resultados esperados</text:span><text:span text:style-name="T33"><text:tab/></text:span></text:p>
          </table:table-cell>
        </table:table-row>
        <table:table-row table:style-name="Tabela12.2">
          <table:table-cell table:style-name="Tabela12.A2" office:value-type="string">
            <text:p text:style-name="P63">Espera-se produzir <text:span text:style-name="T45">um meio mais fácil para efetuar o download dos dados referentes a todos os Ciclos de Matrícula do IFG cadastrados no SISTEC.</text:span></text:p>
            <text:p text:style-name="P64"><text:span text:style-name="T29">Também esperamos aprofundar e difundir o conhecimento e a técnica de raspagem de dados da Web por meio da linguagem de programação Python, apresentando o presente trabalho na PythonBrasil 2015 que será realizada no </text:span><text:span text:style-name="T4">Parque Tecnológico de São José dos Campos – São Paulo</text:span><text:span text:style-name="T6">, de 13 a 17 de outubro de 2015.</text:span></text:p>
            <text:p text:style-name="P65"><text:span text:style-name="T6">E, </text:span><text:span text:style-name="T5">por fim, esperamos difundir esta prática para outras instituições de ensino que usam o SISTEC.</text:span></text:p>
          </table:table-cell>
        </table:table-row>
      </table:table>
      <text:p text:style-name="P14"/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4">___________________________</text:p>
      <text:p text:style-name="P36">1) JsonPare: <text:span text:style-name="T54">o código desta biblioteca Python pode ser obtido a partir de </text:span><text:a xlink:type="simple" xlink:href="https://github.com/dsoprea/JsonPare" text:style-name="Internet_20_link" text:visited-style-name="Visited_20_Internet_20_Link">https://github.com/dsoprea/JsonPare</text:a></text:p>
      <table:table table:name="Tabela15" table:style-name="Tabela15">
        <table:table-column table:style-name="Tabela15.A"/>
        <text:soft-page-break/>
        <table:table-row table:style-name="Tabela15.1">
          <table:table-cell table:style-name="Tabela15.A1" office:value-type="string">
            <text:p text:style-name="P22"><text:span text:style-name="T31">Referências bibliográficas</text:span><text:span text:style-name="T33"><text:tab/></text:span></text:p>
          </table:table-cell>
        </table:table-row>
        <table:table-row table:style-name="Tabela15.2">
          <table:table-cell table:style-name="Tabela15.A2" office:value-type="string">
            <text:list xml:id="list183428046078292" text:continue-numbering="true" text:style-name="WW8Num1">
              <text:list-item>
                <text:h text:style-name="P68" text:outline-level="2"><text:span text:style-name="T7">Etheriel, Capi. </text:span><text:span text:style-name="T10">Raspando a Web com Python:</text:span><text:span text:style-name="T7"> </text:span><text:span text:style-name="T10">Introdução.</text:span><text:span text:style-name="T7"> </text:span><text:span text:style-name="T8">Disponível em: </text:span><text:a xlink:type="simple" xlink:href="http://pythonclub.com.br/raspando-a-web-com-python-parte-1.html" text:style-name="Internet_20_link" text:visited-style-name="Visited_20_Internet_20_Link">http://pythonclub.com.br/raspando-a-web-com-python-parte-1.html</text:a><text:span text:style-name="T8">. Acessado em: 13/07/2015.</text:span></text:h>
              </text:list-item>
            </text:list>
            <text:p text:style-name="P31"><text:span text:style-name="T7">Jargas, Aur</text:span><text:a xlink:type="simple" xlink:href="http://aurelio.net/blog/2011/05/26/aos-33-descobri-que-meu-nome-nao-tem-acento/" text:style-name="Internet_20_link" text:visited-style-name="Visited_20_Internet_20_Link">e</text:a><text:span text:style-name="T7">lio Marinho. </text:span><text:span text:style-name="T10">Expressões Regulares - Uma abordagem divertida. </text:span><text:span text:style-name="T9">São Paulo</text:span><text:span text:style-name="T7">:</text:span><text:span text:style-name="T10"> </text:span><text:span text:style-name="T9">Novatec, 2012.</text:span></text:p>
          </table:table-cell>
        </table:table-row>
      </table:table>
      <text:p text:style-name="P15"/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" svg:font-family="Mangal"/>
    <style:font-face style:name="Courier New" svg:font-family="'Courier New'" style:font-family-generic="modern"/>
    <style:font-face style:name="Mincho" svg:font-family="Mincho, msmincho" style:font-family-generic="roman"/>
    <style:font-face style:name="Albany AMT" svg:font-family="'Albany AMT', Arial" style:font-pitch="variable"/>
    <style:font-face style:name="Droid Sans Fallback1" svg:font-family="'Droid Sans Fallback'" style:font-pitch="variable"/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horndale AMT" svg:font-family="'Thorndale AMT', 'Times New Roman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horndale AMT" fo:font-family="'Thorndale AMT', 'Times New Roman'" style:font-family-generic="roman" style:font-pitch="variable" fo:font-size="12pt" fo:language="pt" fo:country="BR" style:font-name-asian="Albany AMT" style:font-family-asian="'Albany AMT', Arial" style:font-pitch-asian="variable" style:font-size-asian="12pt" style:language-asian="zh" style:country-asian="CN" style:font-name-complex="Thorndale AMT" style:font-family-complex="'Thorndale AMT', 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, msmincho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" style:font-family-complex="Lucida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, 'Times New Roman'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8Num1" style:class="text">
      <style:text-properties style:font-name="Thorndale" fo:font-family="Thorndale, 'Times New Roman'" style:font-family-generic="roman" style:font-pitch="variable" fo:font-size="24pt" fo:font-weight="bold" style:font-name-asian="HG Mincho Light J" style:font-family-asian="'HG Mincho Light J', msmincho" style:font-pitch-asian="variable" style:font-size-asian="24pt" style:font-weight-asian="bold" style:font-name-complex="Arial Unicode MS" style:font-family-complex="'Arial Unicode MS'" style:font-family-generic-complex="swiss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paragraph-properties>
        <style:tab-stops>
          <style:tab-stop style:position="0cm"/>
        </style:tab-stops>
      </style:paragraph-properties>
      <style:text-properties style:font-name="Thorndale AMT" fo:font-family="'Thorndale AMT', 'Times New Roman'" style:font-family-generic="roman" style:font-pitch="variable" fo:font-size="18pt" fo:font-weight="bold" style:font-name-asian="Albany AMT" style:font-family-asian="'Albany AMT', Arial" style:font-pitch-asian="variable" style:font-size-asian="18pt" style:font-weight-asian="bold" style:font-name-complex="Lucidasans" style:font-family-complex="Lucidasans, 'Times New Roman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paragraph-properties>
        <style:tab-stops>
          <style:tab-stop style:position="0cm"/>
        </style:tab-stops>
      </style:paragraph-properties>
      <style:text-properties style:font-name="Thorndale AMT" fo:font-family="'Thorndale AMT', 'Times New Roman'" style:font-family-generic="roman" style:font-pitch="variable" fo:font-size="14pt" fo:font-weight="bold" style:font-name-asian="Albany AMT" style:font-family-asian="'Albany AMT', Arial" style:font-pitch-asian="variable" style:font-size-asian="14pt" style:font-weight-asian="bold" style:font-name-complex="Lucidasans" style:font-family-complex="Lucidasans, 'Times New Roman'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WW8Num1" style:class="text">
      <style:paragraph-properties>
        <style:tab-stops>
          <style:tab-stop style:position="0cm"/>
        </style:tab-stops>
      </style:paragraph-properties>
      <style:text-properties style:font-name="Thorndale AMT" fo:font-family="'Thorndale AMT', 'Times New Roman'" style:font-family-generic="roman" style:font-pitch="variable" fo:font-size="10pt" fo:font-weight="bold" style:font-name-asian="Albany AMT" style:font-family-asian="'Albany AMT', Arial" style:font-pitch-asian="variable" style:font-size-asian="10pt" style:font-weight-asian="bold" style:font-name-complex="Lucidasans" style:font-family-complex="Lucidasans, 'Times New Roman'" style:font-pitch-complex="variable" style:font-size-complex="10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text-align="justify" style:justify-single-word="false" fo:orphans="2" fo:widows="2" fo:hyphenation-ladder-count="no-limit" fo:keep-with-next="always"/>
      <style:text-properties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2pt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lbany AMT" fo:font-family="'Albany AMT', Arial" style:font-pitch="variable" fo:font-size="14pt" style:font-name-asian="Mincho" style:font-family-asian="Mincho, msmincho" style:font-family-generic-asian="roman" style:font-size-asian="14pt" style:font-name-complex="Lucidasans" style:font-family-complex="Lucidasans, 'Times New Roman'" style:font-pitch-complex="variable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2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, 'Times New Roman'" style:font-pitch-complex="variable" style:font-size-complex="10pt" style:font-style-complex="italic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lbany AMT" fo:font-family="'Albany AMT', Arial" style:font-pitch="variable" fo:font-size="14pt" style:font-name-asian="Mincho" style:font-family-asian="Mincho, msmincho" style:font-family-generic-asian="roman" style:font-size-asian="14pt" style:font-name-complex="Lucidasans" style:font-family-complex="Lucidasans, 'Times New Roman'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, 'Times New Roman'" style:font-pitch-complex="variable" style:font-size-complex="10pt" style:font-style-complex="italic"/>
    </style:style>
    <style:style style:name="Table_20_Contents" style:display-name="Table Contents" style:family="paragraph" style:parent-style-name="Text_20_body" style:class="extra"/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pt" fo:country="BR" style:font-name-asian="Arial" style:font-family-asian="Arial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2" style:family="paragraph" style:parent-style-name="Default" style:next-style-name="Defaul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fo:margin-top="0cm" fo:margin-bottom="0.473cm" loext:contextual-spacing="false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fo:margin-top="0cm" fo:margin-bottom="0.953cm" loext:contextual-spacing="false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top="0.192cm" fo:margin-bottom="0.192cm" loext:contextual-spacing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Pré-formatação_20_HTML" style:display-name="Pré-formatação HTML" style:family="paragraph" style:parent-style-name="Standard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fo:hyphenate="true" fo:hyphenation-remain-char-count="2" fo:hyphenation-push-char-count="2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Footnote" style:family="paragraph" style:parent-style-name="Standard" style:class="extra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true" fo:hyphenation-remain-char-count="2" fo:hyphenation-push-char-count="2"/>
    </style:style>
    <style:style style:name="Corpo_20_de_20_texto_20_2" style:display-name="Corpo de texto 2" style:family="paragraph" style:parent-style-name="Standard">
      <style:paragraph-properties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font-weight-complex="bold" fo:hyphenate="tru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.212cm" loext:contextual-spacing="false" fo:line-height="150%" fo:text-align="justify" style:justify-single-word="false" fo:orphans="2" fo:widows="2" fo:hyphenation-ladder-count="no-limit" fo:text-indent="1.249cm" style:auto-text-indent="fals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/>
    </style:style>
    <style:style style:name="Texto_20_de_20_comentário" style:display-name="Texto de comentário" style:family="paragraph" style:parent-style-name="Standard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true" fo:hyphenation-remain-char-count="2" fo:hyphenation-push-char-count="2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paragraph-properties fo:orphans="2" fo:widows="2" fo:hyphenation-ladder-count="no-limit"/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 fo:hyphenate="true" fo:hyphenation-remain-char-count="2" fo:hyphenation-push-char-count="2"/>
    </style:style>
    <style:style style:name="Texto_20_sem_20_Formatação" style:display-name="Texto sem Formatação" style:family="paragraph" style:parent-style-name="Standard">
      <style:paragraph-properties fo:orphans="2" fo:widows="2" fo:hyphenation-ladder-count="no-limit"/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ff0000" style:font-name="Arial" fo:font-family="Arial" style:font-family-generic="swiss" style:font-pitch="variable" fo:font-size="9pt" fo:letter-spacing="-0.004cm" style:font-size-asian="9pt" style:font-name-complex="Arial" style:font-family-complex="Arial" style:font-family-generic-complex="swiss" style:font-pitch-complex="variable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7z0" style:family="text"/>
    <style:style style:name="WW8Num7z1" style:family="text">
      <style:text-properties fo:font-weight="normal" style:font-weight-asian="norma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/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>
      <style:text-properties style:font-name="Arial" fo:font-family="Arial" style:font-family-generic="swiss" style:font-pitch="variable" fo:font-size="9pt" fo:letter-spacing="-0.004cm" style:font-size-asian="9pt" style:font-name-complex="Arial" style:font-family-complex="Arial" style:font-family-generic-complex="swiss" style:font-pitch-complex="variable" style:font-size-complex="9pt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Fonte_20_parág._20_padrão" style:display-name="Fonte parág. padrão" style:family="text"/>
    <style:style style:name="Fonte_20_parág._20_padrão2" style:display-name="Fonte parág. padrão2" style:family="text"/>
    <style:style style:name="Absatz-Standardschriftart" style:family="text"/>
    <style:style style:name="Fonte_20_parág._20_padrão1" style:display-name="Fonte parág. padrão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1"/>
    <style:style style:name="Strong_20_Emphasis" style:display-name="Strong Emphasis" style:family="text">
      <style:text-properties fo:font-weight="bold" style:font-weight-asian="bold" style:font-weight-complex="bold"/>
    </style:style>
    <style:style style:name="texto1" style:family="text">
      <style:text-properties fo:color="#666666" fo:font-size="8.5pt" style:font-size-asian="8.5pt" style:font-size-complex="8.5pt"/>
    </style:style>
    <style:style style:name="Footnote_20_Symbol" style:display-name="Footnote Symbol" style:family="text">
      <style:text-properties style:text-position="super 58%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sem_20_Formatação_20_Char" style:display-name="Texto sem Formatação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ítulo_20_5_20_Char" style:display-name="Título 5 Char" style:family="text">
      <style:text-properties style:font-name="Thorndale AMT" fo:font-family="'Thorndale AMT', 'Times New Roman'" style:font-family-generic="roman" style:font-pitch="variable" fo:font-weight="bold" style:font-name-asian="Albany AMT" style:font-family-asian="'Albany AMT', Arial" style:font-pitch-asian="variable" style:font-weight-asian="bold" style:font-name-complex="Lucidasans" style:font-family-complex="Lucidasans, 'Times New Roman'" style:font-pitch-complex="variable" style:font-weight-complex="bold"/>
    </style:style>
    <style:style style:name="Título_20_8_20_Char" style:display-name="Título 8 Char" style:family="text"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2pt"/>
    </style:style>
    <style:style style:name="Título_20_9_20_Char" style:display-name="Título 9 Char" style:family="text">
      <style:text-properties style:font-name="Arial" fo:font-family="Arial" style:font-family-generic="swiss" style:font-pitch="variable" fo:font-size="11pt" style:font-name-asian="Albany AMT" style:font-family-asian="'Albany AMT', Arial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Cabeçalho_20_Char" style:display-name="Cabeçalho Char" style:family="text">
      <style:text-properties style:font-name="Thorndale AMT" fo:font-family="'Thorndale AMT', 'Times New Roman'" style:font-family-generic="roman" style:font-pitch="variable" fo:font-size="12pt" style:font-name-asian="Albany AMT" style:font-family-asian="'Albany AMT', Arial" style:font-pitch-asian="variable" style:font-size-asian="12pt" style:font-name-complex="Thorndale AMT" style:font-family-complex="'Thorndale AMT', 'Times New Roman'" style:font-family-generic-complex="roman" style:font-pitch-complex="variable"/>
    </style:style>
    <style:style style:name="Recuo_20_de_20_corpo_20_de_20_texto_20_Char" style:display-name="Recuo de corpo de texto Char" style:family="text">
      <style:text-properties fo:font-size="12pt" style:font-size-asian="12pt"/>
    </style:style>
    <style:style style:name="Rodapé_20_Char" style:display-name="Rodapé Char" style:family="text">
      <style:text-properties style:font-name="Thorndale AMT" fo:font-family="'Thorndale AMT', 'Times New Roman'" style:font-family-generic="roman" style:font-pitch="variable" fo:font-size="12pt" style:font-name-asian="Albany AMT" style:font-family-asian="'Albany AMT', Arial" style:font-pitch-asian="variable" style:font-size-asian="12pt" style:font-name-complex="Thorndale AMT" style:font-family-complex="'Thorndale AMT', 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6" style:family="table">
      <style:table-properties style:width="16.748cm" fo:margin-left="-0.123cm" table:align="left" style:writing-mode="lr-tb"/>
    </style:style>
    <style:style style:name="Tabela16.A" style:family="table-column">
      <style:table-column-properties style:column-width="5.89cm"/>
    </style:style>
    <style:style style:name="Tabela16.B" style:family="table-column">
      <style:table-column-properties style:column-width="10.859cm"/>
    </style:style>
    <style:style style:name="Tabela16.1" style:family="table-row">
      <style:table-row-properties style:min-row-height="1.764cm" fo:keep-together="auto"/>
    </style:style>
    <style:style style:name="Tabela16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margin-left="1cm" fo:margin-right="0cm" fo:text-indent="0cm" style:auto-text-indent="false"/>
    </style:style>
    <style:style style:name="MP2" style:family="paragraph" style:parent-style-name="Header"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MP3" style:family="paragraph" style:parent-style-name="Standard"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MP4" style:family="paragraph" style:parent-style-name="Header">
      <style:text-properties fo:font-size="10pt" style:font-size-asian="10pt"/>
    </style:style>
    <style:style style:name="MP5" style:family="paragraph" style:parent-style-name="Standard">
      <style:paragraph-properties fo:margin-top="0.318cm" fo:margin-bottom="0cm" loext:contextual-spacing="false"/>
      <style:text-properties fo:font-size="9pt" officeooo:paragraph-rsid="001e0ab7" style:font-size-asian="9pt" style:font-name-complex="Tahoma" style:font-size-complex="9pt"/>
    </style:style>
    <style:style style:name="MP6" style:family="paragraph" style:parent-style-name="Standard">
      <style:paragraph-properties fo:text-align="end" style:justify-single-word="false"/>
      <style:text-properties fo:font-size="11pt" fo:font-style="italic" style:font-size-asian="11pt" style:font-style-asian="italic" style:font-size-complex="11pt"/>
    </style:style>
    <style:style style:name="MP7" style:family="paragraph" style:parent-style-name="Footer">
      <style:text-properties fo:font-size="9pt" style:font-size-asian="9pt" style:font-size-complex="9pt"/>
    </style:style>
    <style:style style:name="MP8" style:family="paragraph" style:parent-style-name="Standard">
      <style:text-properties fo:font-size="9pt" style:font-size-asian="9pt" style:font-name-complex="Tahoma" style:font-size-complex="9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MP1"><draw:frame draw:style-name="Mfr1" draw:name="Figura2" text:anchor-type="as-char" svg:width="4.641cm" svg:height="1.778cm" draw:z-index="4"><draw:image xlink:href="Pictures/1000000000000507000001E595E4C470.jpg" xlink:type="simple" xlink:show="embed" xlink:actuate="onLoad"/></draw:frame></text:p>
            </table:table-cell>
            <table:table-cell table:style-name="Tabela16.A1" office:value-type="string">
              <text:p text:style-name="MP2">Ministério da Educação</text:p>
              <text:p text:style-name="MP2">Secretaria de Educação Profissional e Tecnológica</text:p>
              <text:p text:style-name="MP2">Instituto Federal de Educação, Ciência e Tecnologia de Goiás</text:p>
              <text:p text:style-name="MP3">Pró-Reitoria de Pesquisa e Pós-Graduação</text:p>
              <text:p text:style-name="MP3">Diretoria de Pesquisa e Inovação</text:p>
            </table:table-cell>
          </table:table-row>
        </table:table>
        <text:p text:style-name="MP4"/>
      </style:header>
      <style:footer>
        <text:p text:style-name="MP5"><draw:frame draw:style-name="Mfr2" draw:name="Quadro2" text:anchor-type="char" svg:x="15.714cm" svg:y="0.642cm" svg:width="1.06cm" svg:height="0.445cm" draw:z-index="14"><draw:text-box><text:p text:style-name="MP6"><text:page-number text:select-page="current">5</text:page-number></text:p></draw:text-box></draw:frame><draw:frame draw:style-name="Mfr3" draw:name="Figura1" text:anchor-type="char" svg:x="10.98cm" svg:y="0.333cm" svg:width="4.598cm" svg:height="1.677cm" draw:z-index="9"><draw:image xlink:href="Pictures/1000020100000B340000037DAA02D170.png" xlink:type="simple" xlink:show="embed" xlink:actuate="onLoad"/></draw:frame>Reitoria do Instituto Federal de Goiás</text:p>
        <text:p text:style-name="MP7">Av. Assis Chateaubriand, nº 1.658, Setor Oeste. CEP: 74.130-012. Goiânia-GO</text:p>
        <text:p text:style-name="MP8">Fone: (62) 3612-220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UAL DE ELABORAÇÃO DE PROJETO DE PESQUISA</dc:title>
    <meta:initial-creator>Administrador</meta:initial-creator>
    <meta:creation-date>2015-03-21T13:33:00</meta:creation-date>
    <dc:date>2015-07-13T18:34:27.747579041</dc:date>
    <meta:print-date>2015-03-17T12:22:00</meta:print-date>
    <meta:editing-cycles>24</meta:editing-cycles>
    <meta:editing-duration>PT1H48M33S</meta:editing-duration>
    <meta:generator>LibreOffice/4.3.3.2$Linux_X86_64 LibreOffice_project/430m0$Build-2</meta:generator>
    <meta:document-statistic meta:table-count="12" meta:image-count="2" meta:object-count="0" meta:page-count="5" meta:paragraph-count="68" meta:word-count="1232" meta:character-count="7820" meta:non-whitespace-character-count="6633"/>
  </office:meta>
</office:document-meta>
</file>